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5" style:family="paragraph" style:parent-style-name="Standard">
      <style:text-properties style:font-name="Courier" fo:font-size="16pt" style:font-size-asian="16pt" style:font-size-complex="16pt"/>
    </style:style>
    <style:style style:name="P6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 God Be the Glory</text:p>
      <text:p text:style-name="P1"/>
      <text:p text:style-name="P3">To God be the glory, great things He hath done,</text:p>
      <text:p text:style-name="P3">So loved He the world that He gave use His Son,</text:p>
      <text:p text:style-name="P3">Who yielded His life an atonement for sin,</text:p>
      <text:p text:style-name="P3">And opened the Lifegate that all may go in.</text:p>
      <text:p text:style-name="P3"/>
      <text:p text:style-name="P3">O perfect redemption, the purchase of blood,</text:p>
      <text:p text:style-name="P3">To ev'ry believer that promise of God,</text:p>
      <text:p text:style-name="P3">The vilest offender who truly believes,</text:p>
      <text:p text:style-name="P3">That moment from Jesus a pardon receives.</text:p>
      <text:p text:style-name="P3"/>
      <text:p text:style-name="P3">Great things He had taught us, great things He hath done,</text:p>
      <text:p text:style-name="P3">And great our rejoicing thro' Jesus the Son,</text:p>
      <text:p text:style-name="P3">But purer and higher and greater will be</text:p>
      <text:p text:style-name="P3">Our wonder, our transport, when Jesus we see.</text:p>
      <text:p text:style-name="P3"/>
      <text:p text:style-name="P4">Refrain</text:p>
      <text:p text:style-name="P4">Praise the Lord, praise the Lord,</text:p>
      <text:p text:style-name="P4">Let the earth hear his voice!</text:p>
      <text:p text:style-name="P4">Praise the Lord, praise the Lord,</text:p>
      <text:p text:style-name="P4">Let the people rejoice.</text:p>
      <text:p text:style-name="P4">O come to the Father thro' Jesus the Son,</text:p>
      <text:p text:style-name="P4">And give Him the glory, great things He hath done.</text:p>
      <text:p text:style-name="P3"/>
      <text:p text:style-name="P3"/>
      <text:p text:style-name="P3">Composer: William H. Doane (1832-1915)</text:p>
      <text:p text:style-name="P3">Lyricist: Fanny J. Crosby (1820-1915)</text:p>
      <text:p text:style-name="P3"/>
      <text:p text:style-name="P3">Meter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4T14:10:46</meta:creation-date>
    <meta:editing-duration>PT7M18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23" meta:word-count="158" meta:character-count="844"/>
    <dc:date>2018-11-04T14:18:04</dc:date>
    <dc:creator>Hank Warren</dc:creator>
    <meta:template xlink:type="simple" xlink:actuate="onRequest" xlink:title="TubaHymn" xlink:href="../../../../Library/Application%20Support/OpenOffice/4/user/template/TubaHymn.ott" meta:date="2018-11-04T14:10:46"/>
  </office:meta>
</office:document-meta>
</file>